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16e" officeooo:paragraph-rsid="000a616e"/>
    </style:style>
    <style:style style:name="P2" style:family="paragraph" style:parent-style-name="Standard">
      <style:text-properties fo:font-size="14pt" officeooo:rsid="000a616e" officeooo:paragraph-rsid="000a616e" style:font-size-asian="14pt" style:font-size-complex="14pt"/>
    </style:style>
    <style:style style:name="P3" style:family="paragraph" style:parent-style-name="Standard">
      <style:text-properties fo:font-size="16pt" officeooo:rsid="000a616e" officeooo:paragraph-rsid="000a616e" style:font-size-asian="16pt" style:font-size-complex="16pt"/>
    </style:style>
    <style:style style:name="P4" style:family="paragraph" style:parent-style-name="Standard">
      <style:text-properties officeooo:rsid="000a83ed" officeooo:paragraph-rsid="000a83ed"/>
    </style:style>
    <style:style style:name="P5" style:family="paragraph" style:parent-style-name="Standard">
      <style:text-properties officeooo:paragraph-rsid="000a83ed"/>
    </style:style>
    <style:style style:name="P6" style:family="paragraph" style:parent-style-name="Standard">
      <style:text-properties fo:font-weight="bold" officeooo:rsid="000a83ed" officeooo:paragraph-rsid="000a83ed" style:font-weight-asian="bold" style:font-weight-complex="bold"/>
    </style:style>
    <style:style style:name="T1" style:family="text">
      <style:text-properties officeooo:rsid="000a83e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83e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c75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ight Game Framework SDL2</text:p>
      <text:p text:style-name="P1"/>
      <text:p text:style-name="P1">An OOP framework around SDL for simple games. Following a hierarchical system with “item” being the foundation class.</text:p>
      <text:p text:style-name="P1"/>
      <text:p text:style-name="P1"/>
      <text:p text:style-name="P1"/>
      <text:p text:style-name="P2">Class item: <text:s/><text:span text:style-name="T5">a</text:span></text:p>
      <text:p text:style-name="P1"/>
      <text:p text:style-name="P4"><text:span text:style-name="T2">item()</text:span></text:p>
      <text:p text:style-name="P4"><text:tab/>Create an empty item.</text:p>
      <text:p text:style-name="P4"><text:span text:style-name="T2"/></text:p>
      <text:p text:style-name="P4"><text:span text:style-name="T2">Void setRenderer(SDL_Renderer *) </text:span></text:p>
      <text:p text:style-name="P4"><text:span text:style-name="T2"><text:tab/></text:span><text:span text:style-name="T4">P</text:span>ass a pointer to the screen renderer to the object.</text:p>
      <text:p text:style-name="P5"><text:span text:style-name="T3"/></text:p>
      <text:p text:style-name="P5"><text:span text:style-name="T3">Bool loadImage(std::string fileName)</text:span><text:span text:style-name="T1"> </text:span></text:p>
      <text:p text:style-name="P5"><text:span text:style-name="T1"><text:tab/>load an image from a png file.</text:span></text:p>
      <text:p text:style-name="P4"/>
      <text:p text:style-name="P6">Void freeImage()</text:p>
      <text:p text:style-name="P4"><text:tab/>Free our SDL_Texture pointer, and set the value to NULL. This object should not be </text:p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1:40:31.591829487</meta:creation-date>
    <dc:date>2021-02-21T13:13:12.804481600</dc:date>
    <meta:editing-duration>PT1H10M50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1" meta:word-count="70" meta:character-count="438" meta:non-whitespace-character-count="371"/>
  </office:meta>
</office:document-meta>
</file>